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CEC000009B1DBB261B62DB9ED98.png" manifest:media-type="image/png"/>
  <manifest:file-entry manifest:full-path="Pictures/100002010000015D00000090AFFDE042E85DE7E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1" svg:font-family="Arial"/>
    <style:font-face style:name="Arial Black" svg:font-family="'Arial Black'"/>
    <style:font-face style:name="Cambria Math" svg:font-family="'Cambria Math'"/>
    <style:font-face style:name="DejaVu Sans" svg:font-family="'DejaVu Sans'"/>
    <style:font-face style:name="Arial3" svg:font-family="Arial" style:font-family-generic="swiss"/>
    <style:font-face style:name="FreeSans1" svg:font-family="FreeSans" style:font-family-generic="swiss"/>
    <style:font-face style:name="Liberation Sans3" svg:font-family="'Liberation Sans'" style:font-adornments="Regular" style:font-family-generic="swiss"/>
    <style:font-face style:name="FreeSans" svg:font-family="FreeSans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751cm" fo:min-width="21.088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288cm" fo:min-width="21.631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2.248cm" fo:min-width="21.63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.762cm" fo:min-width="2.115cm" fo:padding-top="0.125cm" fo:padding-bottom="0.125cm" fo:padding-left="0cm" fo:padding-right="0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to_20_sem_20_preenchimento_20_nem_20_linha">
      <style:graphic-properties draw:textarea-vertical-align="middle" draw:ole-draw-aspect="1" style:protect="size"/>
    </style:style>
    <style:style style:name="gr10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143cm" fo:min-width="7.993cm" fo:padding-top="0.138cm" fo:padding-bottom="0.138cm" fo:padding-left="0.275cm" fo:padding-right="0.275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shrink-to-fit" style:shrink-to-fit="true" fo:min-height="14.348cm" fo:min-width="22.295cm" fo:padding-top="0.127cm" fo:padding-bottom="0.127cm" fo:padding-left="0.254cm" fo:padding-right="0.254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Inspiration-notes">
      <style:graphic-properties draw:fill-color="#ffffff" draw:auto-grow-height="true" fo:min-height="13.401cm"/>
    </style:style>
    <style:style style:name="pr2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8cm" fo:padding-bottom="0.138cm" fo:padding-left="0.275cm" fo:padding-right="0.275cm" fo:wrap-option="wrap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Arial" fo:font-size="50pt" fo:font-weight="normal" style:font-size-asian="50pt" style:font-weight-asian="normal" style:font-size-complex="50pt" style:font-weight-complex="normal"/>
    </style:style>
    <style:style style:name="P3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Arial4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/>
    </style:style>
    <style:style style:name="P7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8" style:family="paragraph">
      <style:paragraph-properties fo:margin-top="0.564cm" fo:margin-bottom="0cm" fo:line-height="100%" fo:text-align="justify" style:punctuation-wrap="hanging" style:writing-mode="lr-tb"/>
    </style:style>
    <style:style style:name="P9" style:family="paragraph">
      <loext:graphic-properties draw:fill="none"/>
      <style:paragraph-properties fo:margin-top="0.564cm" fo:margin-bottom="0cm" fo:line-height="100%" fo:text-align="justify" style:punctuation-wrap="hanging" style:writing-mode="lr-tb" style:font-independent-line-spacing="true"/>
      <style:text-properties fo:font-size="28pt" style:font-size-asian="28pt" style:font-size-complex="28pt"/>
    </style:style>
    <style:style style:name="P10" style:family="paragraph">
      <style:paragraph-properties fo:margin-top="0.529cm" fo:margin-bottom="0cm" fo:line-height="100%" fo:text-align="start" style:punctuation-wrap="hanging" style:writing-mode="lr-tb"/>
    </style:style>
    <style:style style:name="P11" style:family="paragraph">
      <loext:graphic-properties draw:fill="none"/>
      <style:paragraph-properties fo:margin-top="0.529cm" fo:margin-bottom="0cm" fo:line-height="100%" fo:text-align="start" style:punctuation-wrap="hanging" style:writing-mode="lr-tb" style:font-independent-line-spacing="true"/>
      <style:text-properties fo:font-size="28pt" style:font-size-asian="28pt" style:font-size-complex="28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1.2cm" fo:margin-bottom="0.21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P17" style:family="paragraph">
      <style:paragraph-properties fo:margin-top="0.3cm" fo:margin-bottom="0cm" fo:line-height="100%" fo:text-align="justify" style:punctuation-wrap="hanging" style:writing-mode="lr-tb"/>
    </style:style>
    <style:style style:name="P18" style:family="paragraph">
      <style:paragraph-properties fo:margin-top="1.4cm" fo:margin-bottom="0cm" fo:line-height="100%" fo:text-align="justify" style:punctuation-wrap="hanging" style:writing-mode="lr-tb"/>
    </style:style>
    <style:style style:name="P19" style:family="paragraph">
      <loext:graphic-properties draw:fill="none"/>
      <style:paragraph-properties fo:margin-top="0.3cm" fo:margin-bottom="0cm" fo:line-height="100%" fo:text-align="justify" style:punctuation-wrap="hanging" style:writing-mode="lr-tb" style:font-independent-line-spacing="true"/>
      <style:text-properties fo:font-size="18pt"/>
    </style:style>
    <style:style style:name="P20" style:family="paragraph">
      <style:paragraph-properties fo:margin-left="0cm" fo:margin-right="0cm" fo:margin-top="0.254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text-transform="uppercase" fo:color="#000000" style:text-line-through-style="none" style:text-line-through-type="none" style:text-position="0% 100%" style:font-name="Arial" fo:font-size="50pt" fo:letter-spacing="-0.025cm" fo:font-style="normal" style:text-underline-style="none" fo:font-weight="normal" style:font-name-asian="DejaVu Sans" style:font-size-asian="50pt" style:font-style-asian="normal" style:font-weight-asian="normal" style:font-name-complex="DejaVu Sans" style:font-size-complex="50pt" style:font-style-complex="normal" style:font-weight-complex="normal"/>
    </style:style>
    <style:style style:name="T2" style:family="text">
      <style:text-properties fo:text-transform="uppercase" fo:color="#d1282e" style:text-line-through-style="none" style:text-line-through-type="none" style:text-position="0% 100%" style:font-name="Arial4" fo:font-size="32pt" fo:letter-spacing="0.04cm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3" style:family="text">
      <style:text-properties fo:text-transform="uppercase" fo:color="#d1282e" style:text-line-through-style="none" style:text-line-through-type="none" style:text-position="0% 100%" style:font-name="Arial1" fo:font-size="36pt" fo:letter-spacing="-0.018cm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5" style:family="text">
      <style:text-properties fo:font-variant="normal" fo:text-transform="none" fo:color="#2f2b2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2f2b20" style:text-line-through-style="none" style:text-line-through-type="none" style:text-position="0% 100%" style:font-name="Arial1" fo:font-size="26pt" fo:letter-spacing="normal" fo:font-style="normal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variant="normal" fo:text-transform="none" fo:color="#2f2b2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9" style:family="text">
      <style:text-properties fo:font-variant="normal" fo:text-transform="none" fo:color="#2f2b2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Cambria Math" style:font-size-asian="30pt" style:font-style-asian="normal" style:font-weight-asian="normal" style:font-size-complex="30pt" style:font-style-complex="normal" style:font-weight-complex="normal"/>
    </style:style>
    <style:style style:name="T10" style:family="text">
      <style:text-properties fo:font-variant="normal" fo:text-transform="none" fo:color="#2f2b20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1" style:family="text">
      <style:text-properties fo:font-variant="normal" fo:text-transform="none" fo:color="#2f2b2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2f2b2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Cambria Math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2f2b2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f2b2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1">
        <office:forms form:automatic-focus="false" form:apply-design-mode="false"/>
        <draw:custom-shape draw:name="CustomShape 1" draw:style-name="gr1" draw:text-style-name="P2" draw:layer="layout" svg:width="21.587cm" svg:height="3cm" svg:x="0.8cm" svg:y="0.8cm">
          <text:p text:style-name="P1"><text:span text:style-name="T1">Unidade I - Integr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13cm" svg:height="2.537cm" svg:x="1.27cm" svg:y="13.335cm">
          <text:p text:style-name="P1"><text:span text:style-name="T2">1.2 – Integração por substitui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1.973cm" svg:height="9.151cm" svg:x="3.873cm" svg:y="2.393cm" draw:page-number="1" presentation:class="page"/>
          <draw:frame presentation:style-name="pr1" draw:text-style-name="P4" draw:layer="layout" svg:width="15.964cm" svg:height="13.401cm" svg:x="1.878cm" svg:y="12.443cm" presentation:class="notes" presentation:placeholder="true">
            <draw:text-box/>
          </draw:frame>
        </presentation:notes>
      </draw:page>
      <draw:page draw:name="page2" draw:style-name="dp3" draw:master-page-name="Blank_20_Slide" presentation:presentation-page-layout-name="AL2T1">
        <office:forms form:automatic-focus="false" form:apply-design-mode="false"/>
        <draw:custom-shape draw:name="CustomShape 2" draw:style-name="gr4" draw:text-style-name="P5" draw:layer="layout" svg:width="22.13cm" svg:height="2.497cm" svg:x="1.27cm" svg:y="0.424cm">
          <text:p text:style-name="P1"><text:span text:style-name="T3">Integração por substitui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7" draw:layer="layout" svg:width="2.114cm" svg:height="1.011cm" svg:x="22.013cm" svg:y="17.824cm">
          <text:p text:style-name="P6"><text:span text:style-name="T4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6" draw:text-style-name="P9" draw:layer="layout" svg:width="22.859cm" svg:height="2.619cm" svg:x="0.348cm" svg:y="2.924cm">
          <text:p text:style-name="P8"><text:span text:style-name="T5">Trata-se de uma técnica para integrar funções composta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7" draw:text-style-name="P11" draw:layer="layout" svg:width="22.012cm" svg:height="1.436cm" svg:x="2.042cm" svg:y="6.702cm">
          <text:p text:style-name="P10"><text:span text:style-name="T6">Exemplo 1</text:span><text:span text:style-name="T7">:</text:span><text:span text:style-name="T5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8" draw:text-style-name="P11" draw:layer="layout" svg:width="21.166cm" svg:height="1.436cm" svg:x="2.042cm" svg:y="9.821cm">
          <text:p text:style-name="P10"><text:span text:style-name="T7">chame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2" draw:layer="layout" svg:width="4.762cm" svg:height="2.641cm" svg:x="7.988cm" svg:y="6.50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9" draw:text-style-name="P12" draw:layer="layout" svg:width="3.796cm" svg:height="1.317cm" svg:x="5.804cm" svg:y="10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9" draw:text-style-name="P12" draw:layer="layout" svg:width="9.017cm" svg:height="2.492cm" svg:x="5.604cm" svg:y="11.48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presentation:notes draw:style-name="dp4">
          <draw:custom-shape draw:name="CustomShape 1" draw:style-name="gr10" draw:text-style-name="P7" draw:layer="layout" svg:width="8.542cm" svg:height="1.418cm" svg:x="11.17cm" svg:y="27.003cm">
            <text:p text:style-name="P6"><text:span text:style-name="T8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" draw:text-style-name="P13" draw:layer="layout" svg:width="15.773cm" svg:height="12.79cm" svg:x="1.972cm" svg:y="13.504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ank_20_Slide" presentation:presentation-page-layout-name="AL2T1">
        <office:forms form:automatic-focus="false" form:apply-design-mode="false"/>
        <draw:custom-shape draw:name="CustomShape 2" draw:style-name="gr4" draw:text-style-name="P5" draw:layer="layout" svg:width="22.13cm" svg:height="2.497cm" svg:x="1.27cm" svg:y="0.424cm">
          <text:p text:style-name="P1"><text:span text:style-name="T3">Integração por substitui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7" draw:layer="layout" svg:width="2.114cm" svg:height="1.011cm" svg:x="22.013cm" svg:y="17.824cm">
          <text:p text:style-name="P6"><text:span text:style-name="T4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11" draw:layer="layout" svg:width="22.012cm" svg:height="1.436cm" svg:x="1.6cm" svg:y="4.2cm">
          <text:p text:style-name="P10"><text:span text:style-name="T6">Exemplo 2</text:span><text:span text:style-name="T7">:</text:span><text:span text:style-name="T5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2" draw:text-style-name="P11" draw:layer="layout" svg:width="21.166cm" svg:height="1.436cm" svg:x="1.6cm" svg:y="7.319cm">
          <text:p text:style-name="P10"><text:span text:style-name="T7">chame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2" draw:layer="layout" svg:width="6.328cm" svg:height="1.588cm" svg:x="7.546cm" svg:y="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12" draw:layer="layout" svg:width="4.193cm" svg:height="1.168cm" svg:x="5.362cm" svg:y="7.49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9" draw:text-style-name="P12" draw:layer="layout" svg:width="8.203cm" svg:height="2.492cm" svg:x="5.162cm" svg:y="8.98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4">
          <draw:custom-shape draw:name="CustomShape 1" draw:style-name="gr10" draw:text-style-name="P7" draw:layer="layout" svg:width="8.542cm" svg:height="1.418cm" svg:x="11.17cm" svg:y="27.003cm">
            <text:p text:style-name="P6"><text:span text:style-name="T8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" draw:text-style-name="P13" draw:layer="layout" svg:width="15.773cm" svg:height="12.79cm" svg:x="1.972cm" svg:y="13.504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ank_20_Slide" presentation:presentation-page-layout-name="AL2T1">
        <office:forms form:automatic-focus="false" form:apply-design-mode="false"/>
        <draw:custom-shape draw:name="CustomShape 2" draw:style-name="gr4" draw:text-style-name="P5" draw:layer="layout" svg:width="22.13cm" svg:height="2.497cm" svg:x="1.27cm" svg:y="0.424cm">
          <text:p text:style-name="P1"><text:span text:style-name="T3">Integração por substitui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7" draw:layer="layout" svg:width="2.114cm" svg:height="1.011cm" svg:x="22.013cm" svg:y="17.824cm">
          <text:p text:style-name="P6"><text:span text:style-name="T4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2" draw:layer="layout" svg:width="4.877cm" svg:height="1.656cm" svg:x="6.8cm" svg:y="8.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9" draw:text-style-name="P12" draw:layer="layout" svg:width="3.94cm" svg:height="1.359cm" svg:x="7.4cm" svg:y="5.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custom-shape draw:name="Espaço Reservado para Conteúdo 2" draw:style-name="gr13" draw:text-style-name="P16" draw:layer="layout" svg:width="22.802cm" svg:height="14.601cm" svg:x="1.103cm" svg:y="3.324cm">
          <text:p text:style-name="P14"><text:span text:style-name="T9">Para integrar uma função composta, devemos:</text:span></text:p>
          <text:p text:style-name="P14"><text:span text:style-name="T9"/></text:p>
          <text:p text:style-name="P14"><text:span text:style-name="T9">1) Substituir <text:s text:c="16"/>e </text:span></text:p>
          <text:p text:style-name="P15"><text:span text:style-name="T9">2) Integrar </text:span></text:p>
          <text:p text:style-name="P15"><text:span text:style-name="T9">3) No final trocar <text:s text:c="4"/>po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2" draw:layer="layout" svg:width="5.091cm" svg:height="2.683cm" svg:x="13.26cm" svg:y="5.341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9" draw:text-style-name="P12" draw:layer="layout" svg:width="0.821cm" svg:height="1.168cm" svg:x="9.56cm" svg:y="11.24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9" draw:text-style-name="P12" draw:layer="layout" svg:width="2.387cm" svg:height="1.359cm" svg:x="12.66cm" svg:y="11.1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presentation:notes draw:style-name="dp4">
          <draw:custom-shape draw:name="CustomShape 1" draw:style-name="gr10" draw:text-style-name="P7" draw:layer="layout" svg:width="8.542cm" svg:height="1.418cm" svg:x="11.17cm" svg:y="27.003cm">
            <text:p text:style-name="P6"><text:span text:style-name="T8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" draw:text-style-name="P13" draw:layer="layout" svg:width="15.773cm" svg:height="12.79cm" svg:x="1.972cm" svg:y="13.504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ank_20_Slide" presentation:presentation-page-layout-name="AL2T1">
        <office:forms form:automatic-focus="false" form:apply-design-mode="false"/>
        <draw:custom-shape draw:name="CustomShape 2" draw:style-name="gr4" draw:text-style-name="P5" draw:layer="layout" svg:width="22.13cm" svg:height="2.497cm" svg:x="1.27cm" svg:y="0.424cm">
          <text:p text:style-name="P1"><text:span text:style-name="T3">Exempl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7" draw:layer="layout" svg:width="2.114cm" svg:height="1.011cm" svg:x="22.013cm" svg:y="17.824cm">
          <text:p text:style-name="P6"><text:span text:style-name="T4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2" draw:layer="layout" svg:width="8.287cm" svg:height="1.588cm" svg:x="2.713cm" svg:y="5.612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custom-shape draw:name="Text Box 17" draw:style-name="gr14" draw:text-style-name="P19" draw:layer="layout" svg:width="21.602cm" svg:height="8.127cm" svg:x="1.164cm" svg:y="3.163cm">
          <text:p text:style-name="P17"><text:span text:style-name="T10">1 – Integre:</text:span></text:p>
          <text:p text:style-name="P18"><text:span text:style-name="T10">a) <text:s text:c="42"/>b) </text:span></text:p>
          <text:p text:style-name="P18"><text:span text:style-name="T10">c) <text:s text:c="42"/>d) <text:s text:c="4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2" draw:layer="layout" svg:width="5.436cm" svg:height="2.641cm" svg:x="3.364cm" svg:y="8.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9" draw:text-style-name="P12" draw:layer="layout" svg:width="6.627cm" svg:height="2.641cm" svg:x="16.2cm" svg:y="8.159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9" draw:text-style-name="P12" draw:layer="layout" svg:width="5.402cm" svg:height="1.617cm" svg:x="16.313cm" svg:y="5.912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presentation:notes draw:style-name="dp4">
          <draw:custom-shape draw:name="CustomShape 1" draw:style-name="gr10" draw:text-style-name="P7" draw:layer="layout" svg:width="8.542cm" svg:height="1.418cm" svg:x="11.17cm" svg:y="27.003cm">
            <text:p text:style-name="P6"><text:span text:style-name="T8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" draw:text-style-name="P13" draw:layer="layout" svg:width="15.773cm" svg:height="12.79cm" svg:x="1.972cm" svg:y="13.504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ank_20_Slide" presentation:presentation-page-layout-name="AL2T1">
        <office:forms form:automatic-focus="false" form:apply-design-mode="false"/>
        <draw:custom-shape draw:name="CustomShape 2" draw:style-name="gr4" draw:text-style-name="P5" draw:layer="layout" svg:width="22.13cm" svg:height="2.497cm" svg:x="1.27cm" svg:y="0.424cm">
          <text:p text:style-name="P1"><text:span text:style-name="T3">Exercícios 1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7" draw:layer="layout" svg:width="2.114cm" svg:height="1.011cm" svg:x="22.013cm" svg:y="17.824cm">
          <text:p text:style-name="P6"><text:span text:style-name="T4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15" draw:text-style-name="P19" draw:layer="layout" svg:width="21.602cm" svg:height="5.793cm" svg:x="1.164cm" svg:y="3.163cm">
          <text:p text:style-name="P17"><text:span text:style-name="T11">1) Exercício do Livro Calculo Volume 1 (George B. Thomas), item 5.5, página 406 (420 pdf):</text:span></text:p>
          <text:p text:style-name="P20"><text:span text:style-name="T11">1 a 45 (fazer os ímpares) </text:span></text:p>
          <text:p text:style-name="P20"><text:span text:style-name="T12">59, 61, 65, 66</text:span><text:span text:style-name="T10"> <text:s text:c="4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CustomShape 1" draw:style-name="gr10" draw:text-style-name="P7" draw:layer="layout" svg:width="8.542cm" svg:height="1.418cm" svg:x="11.17cm" svg:y="27.003cm">
            <text:p text:style-name="P6"><text:span text:style-name="T8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" draw:text-style-name="P13" draw:layer="layout" svg:width="15.773cm" svg:height="12.79cm" svg:x="1.972cm" svg:y="13.50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1" svg:font-family="Arial"/>
    <style:font-face style:name="Arial Black" svg:font-family="'Arial Black'"/>
    <style:font-face style:name="Cambria Math" svg:font-family="'Cambria Math'"/>
    <style:font-face style:name="DejaVu Sans" svg:font-family="'DejaVu Sans'"/>
    <style:font-face style:name="Arial3" svg:font-family="Arial" style:font-family-generic="swiss"/>
    <style:font-face style:name="FreeSans1" svg:font-family="FreeSans" style:font-family-generic="swiss"/>
    <style:font-face style:name="Liberation Sans3" svg:font-family="'Liberation Sans'" style:font-adornments="Regular" style:font-family-generic="swiss"/>
    <style:font-face style:name="FreeSans" svg:font-family="FreeSans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ffccff" draw:end-color="#fff0ff" draw:start-intensity="100%" draw:end-intensity="100%" draw:angle="0" draw:border="0%"/>
    <draw:gradient draw:name="Gradient_20_3" draw:display-name="Gradient 3" draw:style="linear" draw:start-color="#ccecff" draw:end-color="#ecf8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language="pt" fo:country="BR" style:letter-kerning="true" style:font-name-asian="FreeSans" style:font-family-asian="FreeSans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Índice" style:family="graphic">
      <style:paragraph-properties style:text-autospace="none"/>
      <style:text-properties style:font-name-asian="FreeSans1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rc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ítulo_20_de_20_tabela" style:display-name="Título de tabe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údo_20_da_20_tabela" style:display-name="Conteúdo da tabela" style:family="graphic">
      <style:paragraph-properties style:text-autospace="none"/>
    </style:style>
    <style:style style:name="Título_20_1" style:display-name="Título 1" style:family="graphic">
      <style:paragraph-properties fo:text-align="center" style:text-autospace="none"/>
      <style:text-properties style:use-window-font-color="true" style:font-name="Arial" fo:font-family="Arial" style:font-family-generic="swiss" style:font-pitch="variable" fo:font-size="12pt" fo:language="pt" fo:country="BR" fo:font-weight="bold" style:font-name-asian="Arial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ítulo_20_2" style:display-name="Título 2" style:family="graphic">
      <style:paragraph-properties fo:text-align="start" style:text-autospace="none"/>
      <style:text-properties style:use-window-font-color="true" style:font-name="Arial" fo:font-family="Arial" style:font-family-generic="swiss" style:font-pitch="variable" fo:font-size="11pt" fo:language="pt" fo:country="BR" fo:font-style="italic" style:text-underline-style="solid" style:text-underline-width="auto" style:text-underline-color="font-color" fo:font-weight="bold" style:font-name-asian="Arial" style:font-family-asian="Arial" style:font-family-generic-asian="swiss" style:font-pitch-asian="variable" style:font-size-asian="12pt" style:language-asian="ar" style:country-asian="SA" style:font-style-asian="italic" style:font-weight-asian="bold" style:font-style-complex="italic" style:font-weight-complex="bold"/>
    </style:style>
    <style:style style:name="Caracteres_20_de_20_nota_20_de_20_fim" style:display-name="Caracteres de nota de fim" style:family="graphic">
      <style:paragraph-properties style:text-autospace="none"/>
      <style:text-properties style:text-position="11% 58%"/>
    </style:style>
    <style:style style:name="Fonte_20_parág._20_padrão" style:display-name="Fonte parág. padrão" style:family="graphic">
      <style:paragraph-properties style:text-autospace="none"/>
    </style:style>
    <style:style style:name="Nota_20_de_20_fim" style:display-name="Nota de fim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pt" fo:country="BR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pt" style:country-asian="BR" style:font-style-asian="normal" style:font-weight-asian="bold" style:font-name-complex="FreeSans2" style:font-family-complex="FreeSans" style:font-family-generic-complex="system" style:font-pitch-complex="variable" style:font-size-complex="20pt" style:language-complex="pt" style:country-complex="BR" style:font-style-complex="normal" style:font-weight-complex="bold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2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8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2000007629395pt" style:font-style-asian="normal" style:font-weight-asian="normal" style:font-name-complex="Lohit Hindi" style:font-family-complex="'Lohit Hindi'" style:font-family-generic-complex="system" style:font-pitch-complex="variable" style:font-size-complex="28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3.6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62cm" fo:text-indent="0cm"/>
      <style:text-properties fo:font-size="23.6000003814697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71cm" fo:text-indent="0cm"/>
      <style:text-properties fo:font-size="23.6000003814697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81cm" fo:text-indent="0cm"/>
      <style:text-properties fo:font-size="23.6000003814697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1.299999237060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1f497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5cm" fo:min-width="8.501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9cm" draw:fill="solid" draw:fill-color="#d1282e" draw:textarea-vertical-align="middle" draw:auto-grow-height="false" draw:fit-to-size="false" style:shrink-to-fit="false" fo:min-height="3.56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79cm" draw:fill="solid" draw:fill-color="#000000" draw:textarea-vertical-align="middle" draw:auto-grow-height="false" draw:fit-to-size="false" style:shrink-to-fit="false" fo:min-height="14.99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14cm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ítulo_20_e_20_conteúd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8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f497d"/>
      <style:paragraph-properties fo:text-align="start"/>
      <style:text-properties fo:font-size="18pt"/>
    </style:style>
    <style:style style:name="MP6" style:family="paragraph">
      <loext:graphic-properties draw:fill="solid" draw:fill-color="#000000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margin-top="0cm" fo:margin-bottom="0cm" fo:line-height="100%" fo:text-align="center"/>
    </style:style>
    <style:style style:name="MP1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 fo:font-weight="bold" style:font-weight-asian="bold" style:font-weight-complex="bold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solid" draw:fill-color="#d1282e"/>
      <style:paragraph-properties fo:text-align="start" style:font-independent-line-spacing="true"/>
      <style:text-properties fo:font-size="18pt"/>
    </style:style>
    <style:style style:name="MP1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MT4" style:family="text">
      <style:text-properties fo:text-transform="uppercase" fo:color="#d1282e" style:text-line-through-style="none" style:text-line-through-type="none" style:text-position="0% 100%" style:font-name="Arial Black" fo:font-size="36pt" fo:letter-spacing="-0.02cm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drawooo:display="printer" svg:width="0.394cm" svg:height="3.807cm" svg:x="25.00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drawooo:display="printer" svg:width="0.394cm" svg:height="15.237cm" svg:x="25.003cm" svg:y="3.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drawooo:display="printer" svg:width="6.03cm" svg:height="0.844cm" svg:x="9.1cm" svg:y="17.973cm">
        <text:p text:style-name="MP7"><text:span text:style-name="MT2">Cálculo Diferencial e Integr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" draw:text-style-name="MP5" draw:layer="backgroundobjects" svg:width="0.394cm" svg:height="5.585cm" svg:x="25.003cm" svg:y="13.4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4" draw:text-style-name="MP6" draw:layer="backgroundobjects" svg:width="0.394cm" svg:height="13.459cm" svg:x="25.00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8" draw:layer="backgroundobjects" svg:width="22.858cm" svg:height="3.179cm" svg:x="1.27cm" svg:y="0.7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2.858cm" svg:height="11.047cm" svg:x="1.27cm" svg:y="4.457cm" presentation:class="outline" presentation:placeholder="true" presentation:user-transformed="true">
        <draw:text-box/>
      </draw:frame>
      <draw:frame draw:style-name="Mgr6" draw:text-style-name="MP9" draw:layer="backgroundobjects" svg:width="3.878cm" svg:height="1.6cm" svg:x="0.667cm" svg:y="17.2cm">
        <draw:image xlink:href="Pictures/100002010000015D00000090AFFDE042E85DE7E0.png" xlink:type="simple" xlink:show="embed" xlink:actuate="onLoad">
          <text:p/>
        </draw:image>
      </draw:frame>
      <draw:custom-shape draw:name="CustomShape 6" draw:style-name="Mgr7" draw:text-style-name="MP11" draw:layer="backgroundobjects" svg:width="9cm" svg:height="0.844cm" svg:x="8.686cm" svg:y="17.8cm">
        <text:p text:style-name="MP10"><text:span text:style-name="MT3">Cálculo I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0.394cm" svg:height="3.807cm" svg:x="25.00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0.394cm" svg:height="15.237cm" svg:x="25.003cm" svg:y="3.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draw:frame presentation:style-name="Mpr4" draw:text-style-name="MP13" draw:layer="backgroundobjects" svg:width="8.05cm" svg:height="1.313cm" svg:x="8.686cm" svg:y="17.354cm" presentation:class="footer">
        <draw:text-box>
          <text:p text:style-name="MP12"><text:span text:style-name="MT1"><presentation:footer/></text:span></text:p>
        </draw:text-box>
      </draw:frame>
      <draw:frame draw:style-name="Mgr6" draw:text-style-name="MP9" draw:layer="backgroundobjects" svg:width="3.878cm" svg:height="1.6cm" svg:x="0.667cm" svg:y="17.2cm">
        <draw:image xlink:href="Pictures/100002010000015D00000090AFFDE042E85DE7E0.png" xlink:type="simple" xlink:show="embed" xlink:actuate="onLoad">
          <text:p/>
        </draw:image>
      </draw:frame>
      <draw:custom-shape draw:name="CustomShape 6" draw:style-name="Mgr7" draw:text-style-name="MP11" draw:layer="backgroundobjects" svg:width="9cm" svg:height="0.844cm" svg:x="8.686cm" svg:y="17.8cm">
        <text:p text:style-name="MP10"><text:span text:style-name="MT3">Cálculo I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custom-shape draw:name="Rectangle 6" draw:style-name="Mgr8" draw:text-style-name="MP14" draw:layer="backgroundobjects" svg:width="0.396cm" svg:height="3.809cm" svg:x="25.00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9" draw:text-style-name="MP15" draw:layer="backgroundobjects" svg:width="0.396cm" svg:height="15.239cm" svg:x="25.003cm" svg:y="3.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" draw:text-style-name="MP17" draw:layer="backgroundobjects" svg:width="16.086cm" svg:height="3.809cm" svg:x="1.27cm" svg:y="0.424cm" presentation:class="title" presentation:user-transformed="true">
        <draw:text-box>
          <text:p text:style-name="MP16"><text:span text:style-name="MT4">Clique para editar o título mestre</text:span></text:p>
        </draw:text-box>
      </draw:frame>
      <draw:frame draw:name="Content Placeholder 2" presentation:style-name="Mpr8" draw:text-style-name="MP21" draw:layer="backgroundobjects" svg:width="21.166cm" svg:height="12.148cm" svg:x="1.27cm" svg:y="4.868cm" presentation:class="outline" presentation:user-transformed="true">
        <draw:text-box>
          <text:list text:style-name="ML3">
            <text:list-item>
              <text:p text:style-name="MP18"><text:span text:style-name="MT5">Clique para editar o formato do texto da estrutura de tópicos</text:span></text:p>
              <text:list>
                <text:list-item>
                  <text:p text:style-name="MP18"><text:span text:style-name="MT5">2.º nível da estrutura de tópicos</text:span></text:p>
                  <text:list>
                    <text:list-item>
                      <text:p text:style-name="MP18"><text:span text:style-name="MT5">3.º nível da estrutura de tópicos</text:span></text:p>
                      <text:list>
                        <text:list-item>
                          <text:p text:style-name="MP18"><text:span text:style-name="MT5">4.º nível da estrutura de tópicos</text:span></text:p>
                          <text:list>
                            <text:list-item>
                              <text:p text:style-name="MP18"><text:span text:style-name="MT5">5.º nível da estrutura de tópicos</text:span></text:p>
                              <text:list>
                                <text:list-item>
                                  <text:p text:style-name="MP18"><text:span text:style-name="MT5">6.º nível da estrutura de tópicos</text:span></text:p>
                                  <text:list>
                                    <text:list-item>
                                      <text:p text:style-name="MP19"><text:span text:style-name="MT5">7.º nível da estrutura de tópicosClique para editar o texto mestre</text:span></text:p>
                                      <text:list>
                                        <text:list-item>
                                          <text:p text:style-name="MP19"><text:span text:style-name="MT6">Segundo nível</text:span></text:p>
                                          <text:list>
                                            <text:list-item>
                                              <text:p text:style-name="MP19"><text:span text:style-name="MT7">Terceiro nível</text:span></text:p>
                                              <text:list>
                                                <text:list-item>
                                                  <text:p text:style-name="MP20"><text:span text:style-name="MT7">Quarto nível</text:span></text:p>
                                                </text:list-item>
                                                <text:list-item>
                                                  <text:p text:style-name="MP20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CustomShape 6" draw:style-name="Mgr7" draw:text-style-name="MP11" draw:layer="backgroundobjects" svg:width="9cm" svg:height="0.844cm" svg:x="8.686cm" svg:y="17.8cm">
        <text:p text:style-name="MP10"><text:span text:style-name="MT3">Cálculo I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9" draw:layer="backgroundobjects" svg:width="3.878cm" svg:height="1.6cm" svg:x="0.667cm" svg:y="17.2cm">
        <draw:image xlink:href="Pictures/100002010000015D00000090AFFDE042E85DE7E0.png" xlink:type="simple" xlink:show="embed" xlink:actuate="onLoad">
          <text:p/>
        </draw:image>
      </draw:frame>
      <presentation:notes style:page-layout-name="PM2">
        <draw:page-thumbnail presentation:style-name="Título_20_e_20_conteúdo-title" draw:layer="backgroundobjects" svg:width="14.848cm" svg:height="11.136cm" svg:x="3.075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10" draw:text-style-name="MP9" draw:layer="backgroundobjects" svg:width="25.399cm" svg:height="19.049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814cm" svg:x="1.27cm" svg:y="1.451cm" presentation:class="title" presentation:placeholder="true">
        <draw:text-box/>
      </draw:frame>
      <draw:frame presentation:style-name="Inspiration-outline1" draw:layer="backgroundobjects" svg:width="22.86cm" svg:height="11.048cm" svg:x="1.27cm" svg:y="4.535cm" presentation:class="outline" presentation:placeholder="true">
        <draw:text-box/>
      </draw:frame>
      <draw:frame presentation:style-name="Mpr11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3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presentation:notes style:page-layout-name="PM2">
        <draw:page-thumbnail presentation:style-name="Inspiration-title" draw:layer="backgroundobjects" svg:width="11.973cm" svg:height="9.151cm" svg:x="3.873cm" svg:y="2.393cm" presentation:class="page"/>
        <draw:frame presentation:style-name="Inspiration-notes" draw:layer="backgroundobjects" svg:width="15.964cm" svg:height="13.401cm" svg:x="1.878cm" svg:y="12.443cm" presentation:class="notes" presentation:placeholder="true">
          <draw:text-box/>
        </draw:frame>
        <draw:frame presentation:style-name="Mpr12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557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557cm" svg:height="1.42cm" svg:x="11.162cm" svg:y="27.007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2T17:03:29</meta:creation-date>
    <meta:initial-creator>Cinthia Caliari</meta:initial-creator>
    <dc:language>pt-BR</dc:language>
    <dc:date>2019-02-16T11:21:15.662779898</dc:date>
    <meta:editing-cycles>485</meta:editing-cycles>
    <dc:title>LIMITES</dc:title>
    <meta:editing-duration>P6DT7M51S</meta:editing-duration>
    <meta:generator>LibreOffice/6.0.7.3$Linux_X86_64 LibreOffice_project/00m0$Build-3</meta:generator>
    <meta:print-date>2017-05-24T17:38:08.796791529</meta:print-date>
    <meta:document-statistic meta:object-count="108"/>
    <meta:user-defined meta:name="AppVersion">14.0000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8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7</meta:user-defined>
    <meta:template xlink:type="simple" xlink:actuate="onRequest" xlink:title="Essential" xlink:href=""/>
  </office:meta>
</office:document-meta>
</file>

<file path=Object 2/content.xml><?xml version="1.0" encoding="utf-8"?>
<math xmlns="http://www.w3.org/1998/Math/MathML" display="block">
  <semantics>
    <mstyle mathsize="30pt">
      <mrow>
        <mo stretchy="false">∫</mo>
        <mrow>
          <msup>
            <mrow>
              <mo fence="true" stretchy="false">(</mo>
              <mrow>
                <mrow>
                  <mn>3</mn>
                  <mrow>
                    <mi>x</mi>
                    <mo stretchy="false">+</mo>
                    <mn>4</mn>
                  </mrow>
                </mrow>
              </mrow>
              <mo fence="true" stretchy="false">)</mo>
            </mrow>
            <mn>10</mn>
          </msup>
          <mi mathvariant="italic">dx</mi>
        </mrow>
      </mrow>
    </mstyle>
    <annotation encoding="StarMath 5.0">size 30{int {(3x+4)^10 dx} }</annotation>
  </semantics>
</math>
</file>

<file path=Object 22/content.xml><?xml version="1.0" encoding="utf-8"?>
<math xmlns="http://www.w3.org/1998/Math/MathML" display="block">
  <semantics>
    <mstyle mathsize="30pt">
      <mrow>
        <mrow>
          <mi mathvariant="italic">du</mi>
          <mo stretchy="false">=</mo>
          <mn>3</mn>
        </mrow>
        <mi mathvariant="italic">dx</mi>
        <mo stretchy="false">⇒</mo>
        <mrow>
          <mfrac>
            <mi mathvariant="italic">du</mi>
            <mn>3</mn>
          </mfrac>
          <mo stretchy="false">=</mo>
          <mi mathvariant="italic">dx</mi>
        </mrow>
      </mrow>
    </mstyle>
    <annotation encoding="StarMath 5.0">size 30{du = 3 dx drarrow du over 3 = dx} </annotation>
  </semantics>
</math>
</file>

<file path=Object 23/content.xml><?xml version="1.0" encoding="utf-8"?>
<math xmlns="http://www.w3.org/1998/Math/MathML" display="block">
  <semantics>
    <mstyle color="red">
      <mstyle mathvariant="bold">
        <mstyle mathsize="30pt">
          <mrow>
            <mo stretchy="false">∫</mo>
            <mrow>
              <mi>f</mi>
              <mrow>
                <mo fence="true" stretchy="false">(</mo>
                <mrow>
                  <mi>u</mi>
                </mrow>
                <mo fence="true" stretchy="false">)</mo>
              </mrow>
              <mspace width="0.5em"/>
              <mi mathvariant="italic">du</mi>
            </mrow>
          </mrow>
        </mstyle>
      </mstyle>
    </mstyle>
    <annotation encoding="StarMath 5.0">color red bold size 30{int {f(u)` du} }</annotation>
  </semantics>
</math>
</file>

<file path=Object 29/content.xml><?xml version="1.0" encoding="utf-8"?>
<math xmlns="http://www.w3.org/1998/Math/MathML" display="block">
  <semantics>
    <mstyle color="red">
      <mstyle mathvariant="bold">
        <mstyle mathsize="30pt">
          <mrow>
            <mrow>
              <mi>u</mi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</mrow>
        </mstyle>
      </mstyle>
    </mstyle>
    <annotation encoding="StarMath 5.0">color red bold size 30{u = g(x)} </annotation>
  </semantics>
</math>
</file>

<file path=Object 30/content.xml><?xml version="1.0" encoding="utf-8"?>
<math xmlns="http://www.w3.org/1998/Math/MathML" display="block">
  <semantics>
    <mstyle color="red">
      <mstyle mathvariant="bold">
        <mstyle mathsize="30pt">
          <mi>u</mi>
        </mstyle>
      </mstyle>
    </mstyle>
    <annotation encoding="StarMath 5.0">color red bold size 30{u} </annotation>
  </semantics>
</math>
</file>

<file path=Object 31/content.xml><?xml version="1.0" encoding="utf-8"?>
<math xmlns="http://www.w3.org/1998/Math/MathML" display="block">
  <semantics>
    <mstyle mathsize="30pt">
      <mrow>
        <mo stretchy="false">∫</mo>
        <mrow>
          <mfrac>
            <mrow>
              <mn>2</mn>
              <mi>x</mi>
            </mrow>
            <mrow>
              <mn>1</mn>
              <mo stretchy="false">+</mo>
              <msup>
                <mi>x</mi>
                <mn>2</mn>
              </msup>
            </mrow>
          </mfrac>
          <mi mathvariant="italic">dx</mi>
        </mrow>
      </mrow>
    </mstyle>
    <annotation encoding="StarMath 5.0">size 30{int {{2x} over {1+x^2} dx}}</annotation>
  </semantics>
</math>
</file>

<file path=Object 32/content.xml><?xml version="1.0" encoding="utf-8"?>
<math xmlns="http://www.w3.org/1998/Math/MathML" display="block">
  <semantics>
    <mstyle mathsize="30pt">
      <mrow>
        <mi>u</mi>
        <mo stretchy="false">=</mo>
        <mrow>
          <mn>1</mn>
          <mo stretchy="false">+</mo>
          <msup>
            <mi>x</mi>
            <mn>2</mn>
          </msup>
        </mrow>
      </mrow>
    </mstyle>
    <annotation encoding="StarMath 5.0">size 30{u = 1+x^2} </annotation>
  </semantics>
</math>
</file>

<file path=Object 33/content.xml><?xml version="1.0" encoding="utf-8"?>
<math xmlns="http://www.w3.org/1998/Math/MathML" display="block">
  <semantics>
    <mstyle mathsize="30pt">
      <mrow>
        <mrow>
          <mi mathvariant="italic">du</mi>
          <mo stretchy="false">=</mo>
          <mn>2</mn>
        </mrow>
        <mi>x</mi>
        <mi mathvariant="italic">dx</mi>
        <mo stretchy="false">⇒</mo>
        <mrow>
          <mfrac>
            <mi mathvariant="italic">du</mi>
            <mrow>
              <mn>2</mn>
              <mi>x</mi>
            </mrow>
          </mfrac>
          <mo stretchy="false">=</mo>
          <mi mathvariant="italic">dx</mi>
        </mrow>
      </mrow>
    </mstyle>
    <annotation encoding="StarMath 5.0">size 30{du = 2x dx drarrow du over {2x} = dx} </annotation>
  </semantics>
</math>
</file>

<file path=Object 34/content.xml><?xml version="1.0" encoding="utf-8"?>
<math xmlns="http://www.w3.org/1998/Math/MathML" display="block">
  <semantics>
    <mstyle color="red">
      <mstyle mathvariant="bold">
        <mstyle mathsize="30pt">
          <mrow>
            <mfrac>
              <mi mathvariant="italic">du</mi>
              <mrow>
                <mi>g</mi>
                <mi>'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o stretchy="false">=</mo>
            <mi mathvariant="italic">dx</mi>
          </mrow>
        </mstyle>
      </mstyle>
    </mstyle>
    <annotation encoding="StarMath 5.0">color red bold size 30{du over {g'(x)}= dx} </annotation>
  </semantics>
</math>
</file>

<file path=Object 35/content.xml><?xml version="1.0" encoding="utf-8"?>
<math xmlns="http://www.w3.org/1998/Math/MathML" display="block">
  <semantics>
    <mstyle color="red">
      <mstyle mathvariant="bold">
        <mstyle mathsize="30pt">
          <mrow>
            <mi>g</mi>
            <mrow>
              <mo fence="true" stretchy="false">(</mo>
              <mrow>
                <mi>x</mi>
              </mrow>
              <mo fence="true" stretchy="false">)</mo>
            </mrow>
          </mrow>
        </mstyle>
      </mstyle>
    </mstyle>
    <annotation encoding="StarMath 5.0">color red bold size 30{g(x)} </annotation>
  </semantics>
</math>
</file>

<file path=Object 36/content.xml><?xml version="1.0" encoding="utf-8"?>
<math xmlns="http://www.w3.org/1998/Math/MathML" display="block">
  <semantics>
    <mstyle mathsize="30pt">
      <mrow>
        <mrow>
          <mo stretchy="false">∫</mo>
          <mrow>
            <mi>cos</mi>
            <mrow>
              <mo fence="true" stretchy="false">(</mo>
              <mrow>
                <mrow>
                  <mn>7</mn>
                  <mrow>
                    <mi mathvariant="normal">θ</mi>
                    <mo stretchy="false">+</mo>
                    <mn>5</mn>
                  </mrow>
                </mrow>
              </mrow>
              <mo fence="true" stretchy="false">)</mo>
            </mrow>
            <mi>d</mi>
            <mi mathvariant="normal">θ</mi>
          </mrow>
        </mrow>
        <mo stretchy="false">=</mo>
        <mtext/>
      </mrow>
    </mstyle>
    <annotation encoding="StarMath 5.0">size 30{int {cos (7%theta + 5) d%theta} = ""}</annotation>
  </semantics>
</math>
</file>

<file path=Object 38/content.xml><?xml version="1.0" encoding="utf-8"?>
<math xmlns="http://www.w3.org/1998/Math/MathML" display="block">
  <semantics>
    <mstyle mathsize="30pt">
      <mrow>
        <mrow>
          <mo stretchy="false">∫</mo>
          <mrow>
            <mfrac>
              <mrow>
                <mi>ln</mi>
                <msup>
                  <mi>x</mi>
                  <mn>2</mn>
                </msup>
              </mrow>
              <mi>x</mi>
            </mfrac>
            <mi mathvariant="italic">dx</mi>
          </mrow>
        </mrow>
        <mo stretchy="false">=</mo>
        <mtext/>
      </mrow>
    </mstyle>
    <annotation encoding="StarMath 5.0">size 30{int {{ln x^2} over x dx} = ""}</annotation>
  </semantics>
</math>
</file>

<file path=Object 39/content.xml><?xml version="1.0" encoding="utf-8"?>
<math xmlns="http://www.w3.org/1998/Math/MathML" display="block">
  <semantics>
    <mstyle mathsize="30pt">
      <mrow>
        <mrow>
          <mo stretchy="false">∫</mo>
          <mrow>
            <mfrac>
              <mn>1</mn>
              <mrow>
                <msup>
                  <mi>cos</mi>
                  <mn>2</mn>
                </msup>
                <mn>2</mn>
                <mi>x</mi>
              </mrow>
            </mfrac>
            <mi mathvariant="italic">dx</mi>
          </mrow>
        </mrow>
        <mo stretchy="false">=</mo>
        <mtext/>
      </mrow>
    </mstyle>
    <annotation encoding="StarMath 5.0">size 30{int {1 over {cos^2 2x} dx} = ""}</annotation>
  </semantics>
</math>
</file>

<file path=Object 40/content.xml><?xml version="1.0" encoding="utf-8"?>
<math xmlns="http://www.w3.org/1998/Math/MathML" display="block">
  <semantics>
    <mstyle mathsize="30pt">
      <mrow>
        <mrow>
          <mo stretchy="false">∫</mo>
          <mrow>
            <msup>
              <mi>x</mi>
              <mn>2</mn>
            </msup>
            <msup>
              <mi>e</mi>
              <msup>
                <mi>x</mi>
                <mn>3</mn>
              </msup>
            </msup>
            <mi mathvariant="italic">dx</mi>
          </mrow>
        </mrow>
        <mo stretchy="false">=</mo>
        <mtext/>
      </mrow>
    </mstyle>
    <annotation encoding="StarMath 5.0">size 30{int {x^2 e^{x^3} dx} = ""}</annotation>
  </semantics>
</math>
</file>

<file path=Object 5/content.xml><?xml version="1.0" encoding="utf-8"?>
<math xmlns="http://www.w3.org/1998/Math/MathML" display="block">
  <semantics>
    <mstyle mathsize="30pt">
      <mrow>
        <mrow>
          <mi>u</mi>
          <mo stretchy="false">=</mo>
          <mn>3</mn>
        </mrow>
        <mrow>
          <mi>x</mi>
          <mo stretchy="false">+</mo>
          <mn>4</mn>
        </mrow>
      </mrow>
    </mstyle>
    <annotation encoding="StarMath 5.0">size 30{u = 3x+4} </annotation>
  </semantics>
</math>
</file>